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2" style:family="table-column">
      <style:table-column-properties fo:break-before="auto" style:column-width="159.39pt"/>
    </style:style>
    <style:style style:name="co11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62.79pt"/>
    </style:style>
    <style:style style:name="co4" style:family="table-column">
      <style:table-column-properties fo:break-before="auto" style:column-width="23.7pt"/>
    </style:style>
    <style:style style:name="co5" style:family="table-column">
      <style:table-column-properties fo:break-before="auto" style:column-width="55.56pt"/>
    </style:style>
    <style:style style:name="co6" style:family="table-column">
      <style:table-column-properties fo:break-before="auto" style:column-width="54.34pt"/>
    </style:style>
    <style:style style:name="co7" style:family="table-column">
      <style:table-column-properties fo:break-before="auto" style:column-width="53.74pt"/>
    </style:style>
    <style:style style:name="co8" style:family="table-column">
      <style:table-column-properties fo:break-before="auto" style:column-width="52.89pt"/>
    </style:style>
    <style:style style:name="co9" style:family="table-column">
      <style:table-column-properties fo:break-before="auto" style:column-width="29.11pt"/>
    </style:style>
    <style:style style:name="co10" style:family="table-column">
      <style:table-column-properties fo:break-before="auto" style:column-width="82.06pt"/>
    </style:style>
    <style:style style:name="co13" style:family="table-column">
      <style:table-column-properties fo:break-before="auto" style:column-width="59.19pt"/>
    </style:style>
    <style:style style:name="co14" style:family="table-column">
      <style:table-column-properties fo:break-before="auto" style:column-width="50.1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0efd4" fo:border="0.06pt solid #000000"/>
    </style:style>
    <style:style style:name="ce3" style:family="table-cell" style:parent-style-name="Default">
      <style:table-cell-properties fo:background-color="#e0efd4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4000-256-chunk-10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8" table:default-cell-style-name="ce3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6" table:number-columns-repeated="5" table:default-cell-style-name="Default"/>
        <table:table-row table:style-name="ro1">
          <table:table-cell office:value-type="string" calcext:value-type="string">
            <text:p>4000-256</text:p>
          </table:table-cell>
          <table:table-cell table:number-columns-repeated="7"/>
          <table:table-cell office:value-type="string" calcext:value-type="string">
            <text:p>Promedi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LACES:{0}</text:p>
          </table:table-cell>
          <table:table-cell office:value-type="string" calcext:value-type="string">
            <text:p><text:s/>{3}</text:p>
          </table:table-cell>
          <table:table-cell office:value-type="string" calcext:value-type="string">
            <text:p><text:s/>{1}</text:p>
          </table:table-cell>
          <table:table-cell office:value-type="string" calcext:value-type="string">
            <text:p><text:s/>{4}</text:p>
          </table:table-cell>
          <table:table-cell office:value-type="string" calcext:value-type="string">
            <text:p><text:s/>{2}</text:p>
          </table:table-cell>
          <table:table-cell office:value-type="string" calcext:value-type="string">
            <text:p><text:s/>{5}</text:p>
          </table:table-cell>
          <table:table-cell office:value-type="string" calcext:value-type="string">
            <text:p><text:s/>{6}</text:p>
          </table:table-cell>
          <table:table-cell office:value-type="string" calcext:value-type="string">
            <text:p><text:s/>{9}</text:p>
          </table:table-cell>
          <table:table-cell office:value-type="string" calcext:value-type="string">
            <text:p><text:s/>{7}</text:p>
          </table:table-cell>
          <table:table-cell office:value-type="string" calcext:value-type="string">
            <text:p><text:s/>{10}</text:p>
          </table:table-cell>
          <table:table-cell office:value-type="string" calcext:value-type="string">
            <text:p><text:s/>{8}</text:p>
          </table:table-cell>
          <table:table-cell office:value-type="string" calcext:value-type="string">
            <text:p><text:s/>{11}|BIND:close</text:p>
          </table:table-cell>
          <table:table-cell office:value-type="string" calcext:value-type="string">
            <text:p>OPT-MAVX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33.68992" calcext:value-type="float">
            <text:p>33.68992</text:p>
          </table:table-cell>
          <table:table-cell office:value-type="float" office:value="32.134494" calcext:value-type="float">
            <text:p>32.134494</text:p>
          </table:table-cell>
          <table:table-cell office:value-type="float" office:value="30.347195" calcext:value-type="float">
            <text:p>30.347195</text:p>
          </table:table-cell>
          <table:table-cell office:value-type="float" office:value="28.340176" calcext:value-type="float">
            <text:p>28.340176</text:p>
          </table:table-cell>
          <table:table-cell office:value-type="float" office:value="30.461475" calcext:value-type="float">
            <text:p>30.461475</text:p>
          </table:table-cell>
          <table:table-cell table:formula="of:=AVERAGE([.D3:.H3])" office:value-type="float" office:value="30.994652" calcext:value-type="float">
            <text:p>30.99465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31.813166" calcext:value-type="float">
            <text:p>31.813166</text:p>
          </table:table-cell>
          <table:table-cell office:value-type="float" office:value="33.714258" calcext:value-type="float">
            <text:p>33.714258</text:p>
          </table:table-cell>
          <table:table-cell office:value-type="float" office:value="29.119475" calcext:value-type="float">
            <text:p>29.119475</text:p>
          </table:table-cell>
          <table:table-cell office:value-type="float" office:value="29.826896" calcext:value-type="float">
            <text:p>29.826896</text:p>
          </table:table-cell>
          <table:table-cell office:value-type="float" office:value="31.15908" calcext:value-type="float">
            <text:p>31.15908</text:p>
          </table:table-cell>
          <table:table-cell table:formula="of:=AVERAGE([.D4:.H4])" office:value-type="float" office:value="31.126575" calcext:value-type="float">
            <text:p>31.126575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34.767448" calcext:value-type="float">
            <text:p>34.767448</text:p>
          </table:table-cell>
          <table:table-cell office:value-type="float" office:value="31.853352" calcext:value-type="float">
            <text:p>31.853352</text:p>
          </table:table-cell>
          <table:table-cell office:value-type="float" office:value="34.590089" calcext:value-type="float">
            <text:p>34.590089</text:p>
          </table:table-cell>
          <table:table-cell office:value-type="float" office:value="33.680558" calcext:value-type="float">
            <text:p>33.680558</text:p>
          </table:table-cell>
          <table:table-cell office:value-type="float" office:value="32.91787" calcext:value-type="float">
            <text:p>32.91787</text:p>
          </table:table-cell>
          <table:table-cell table:formula="of:=AVERAGE([.D5:.H5])" office:value-type="float" office:value="33.5618634" calcext:value-type="float">
            <text:p>33.561863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LACES:{0}</text:p>
          </table:table-cell>
          <table:table-cell office:value-type="string" calcext:value-type="string">
            <text:p><text:s/>{3}</text:p>
          </table:table-cell>
          <table:table-cell office:value-type="string" calcext:value-type="string">
            <text:p><text:s/>{6}</text:p>
          </table:table-cell>
          <table:table-cell office:value-type="string" calcext:value-type="string">
            <text:p><text:s/>{9}</text:p>
          </table:table-cell>
          <table:table-cell office:value-type="string" calcext:value-type="string">
            <text:p><text:s/>{1}</text:p>
          </table:table-cell>
          <table:table-cell office:value-type="string" calcext:value-type="string">
            <text:p><text:s/>{4}</text:p>
          </table:table-cell>
          <table:table-cell office:value-type="string" calcext:value-type="string">
            <text:p><text:s/>{7}</text:p>
          </table:table-cell>
          <table:table-cell office:value-type="string" calcext:value-type="string">
            <text:p><text:s/>{10}</text:p>
          </table:table-cell>
          <table:table-cell office:value-type="string" calcext:value-type="string">
            <text:p><text:s/>{2}</text:p>
          </table:table-cell>
          <table:table-cell office:value-type="string" calcext:value-type="string">
            <text:p><text:s/>{5}</text:p>
          </table:table-cell>
          <table:table-cell office:value-type="string" calcext:value-type="string">
            <text:p><text:s/>{8}</text:p>
          </table:table-cell>
          <table:table-cell office:value-type="string" calcext:value-type="string">
            <text:p><text:s/>{11}|BIND:close</text:p>
          </table:table-cell>
          <table:table-cell office:value-type="string" calcext:value-type="string">
            <text:p>OPT-MAVX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30.712006" calcext:value-type="float">
            <text:p>30.712006</text:p>
          </table:table-cell>
          <table:table-cell office:value-type="float" office:value="32.697801" calcext:value-type="float">
            <text:p>32.697801</text:p>
          </table:table-cell>
          <table:table-cell office:value-type="float" office:value="34.947924" calcext:value-type="float">
            <text:p>34.947924</text:p>
          </table:table-cell>
          <table:table-cell office:value-type="float" office:value="31.910264" calcext:value-type="float">
            <text:p>31.910264</text:p>
          </table:table-cell>
          <table:table-cell office:value-type="float" office:value="34.913673" calcext:value-type="float">
            <text:p>34.913673</text:p>
          </table:table-cell>
          <table:table-cell table:formula="of:=AVERAGE([.D7:.H7])" office:value-type="float" office:value="33.0363336" calcext:value-type="float">
            <text:p>33.036333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32.648686" calcext:value-type="float">
            <text:p>32.648686</text:p>
          </table:table-cell>
          <table:table-cell office:value-type="float" office:value="33.477716" calcext:value-type="float">
            <text:p>33.477716</text:p>
          </table:table-cell>
          <table:table-cell office:value-type="float" office:value="32.321773" calcext:value-type="float">
            <text:p>32.321773</text:p>
          </table:table-cell>
          <table:table-cell office:value-type="float" office:value="33.715227" calcext:value-type="float">
            <text:p>33.715227</text:p>
          </table:table-cell>
          <table:table-cell office:value-type="float" office:value="29.861088" calcext:value-type="float">
            <text:p>29.861088</text:p>
          </table:table-cell>
          <table:table-cell table:formula="of:=AVERAGE([.D8:.H8])" office:value-type="float" office:value="32.404898" calcext:value-type="float">
            <text:p>32.40489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30.875745" calcext:value-type="float">
            <text:p>30.875745</text:p>
          </table:table-cell>
          <table:table-cell office:value-type="float" office:value="30.465546" calcext:value-type="float">
            <text:p>30.465546</text:p>
          </table:table-cell>
          <table:table-cell office:value-type="float" office:value="35.234748" calcext:value-type="float">
            <text:p>35.234748</text:p>
          </table:table-cell>
          <table:table-cell office:value-type="float" office:value="33.286526" calcext:value-type="float">
            <text:p>33.286526</text:p>
          </table:table-cell>
          <table:table-cell office:value-type="float" office:value="35.953671" calcext:value-type="float">
            <text:p>35.953671</text:p>
          </table:table-cell>
          <table:table-cell table:formula="of:=AVERAGE([.D9:.H9])" office:value-type="float" office:value="33.1632472" calcext:value-type="float">
            <text:p>33.1632472</text:p>
          </table:table-cell>
          <table:table-cell table:number-columns-repeated="10"/>
        </table:table-row>
        <table:table-row table:style-name="ro1" table:number-rows-repeated="4">
          <table:table-cell table:number-columns-repeated="8"/>
          <table:table-cell table:style-name="Default"/>
          <table:table-cell table:number-columns-repeated="10"/>
        </table:table-row>
        <table:table-row table:style-name="ro1">
          <table:table-cell table:number-columns-repeated="2"/>
          <table:table-cell table:style-name="ce3"/>
          <table:table-cell table:style-name="ce3" office:value-type="string" calcext:value-type="string">
            <text:p>P1</text:p>
          </table:table-cell>
          <table:table-cell table:style-name="ce3" office:value-type="string" calcext:value-type="string">
            <text:p>P2</text:p>
          </table:table-cell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table:number-columns-repeated="2"/>
          <table:table-cell table:style-name="ce3" office:value-type="string" calcext:value-type="string">
            <text:p>4 threads</text:p>
          </table:table-cell>
          <table:table-cell table:style-name="ce3" office:value-type="float" office:value="30.994652" calcext:value-type="float">
            <text:p>30.994652</text:p>
          </table:table-cell>
          <table:table-cell table:style-name="ce3" office:value-type="float" office:value="33.0363336" calcext:value-type="float">
            <text:p>33.0363336</text:p>
          </table:table-cell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table:number-columns-repeated="2"/>
          <table:table-cell table:style-name="ce3" office:value-type="string" calcext:value-type="string">
            <text:p>8 threads</text:p>
          </table:table-cell>
          <table:table-cell table:style-name="ce3" office:value-type="float" office:value="31.126575" calcext:value-type="float">
            <text:p>31.126575</text:p>
          </table:table-cell>
          <table:table-cell table:style-name="ce3" office:value-type="float" office:value="32.404898" calcext:value-type="float">
            <text:p>32.404898</text:p>
          </table:table-cell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table:number-columns-repeated="2"/>
          <table:table-cell table:style-name="ce3" office:value-type="string" calcext:value-type="string">
            <text:p>12 threads</text:p>
          </table:table-cell>
          <table:table-cell table:style-name="ce3" office:value-type="float" office:value="33.5618634" calcext:value-type="float">
            <text:p>33.5618634</text:p>
          </table:table-cell>
          <table:table-cell table:style-name="ce3" office:value-type="float" office:value="33.1632472" calcext:value-type="float">
            <text:p>33.1632472</text:p>
          </table:table-cell>
          <table:table-cell table:number-columns-repeated="3"/>
          <table:table-cell table:style-name="Default"/>
          <table:table-cell table:number-columns-repeated="10"/>
        </table:table-row>
      </table:table>
      <table:table table:name="4000-256-chunk-50" table:style-name="ta1">
        <table:table-column table:style-name="co12" table:default-cell-style-name="Default"/>
        <table:table-column table:style-name="co11" table:number-columns-repeated="7" table:default-cell-style-name="Default"/>
        <table:table-column table:style-name="co11" table:default-cell-style-name="ce3"/>
        <table:table-row table:style-name="ro1">
          <table:table-cell office:value-type="string" calcext:value-type="string">
            <text:p>4000-256</text:p>
          </table:table-cell>
          <table:table-cell table:number-columns-repeated="7"/>
          <table:table-cell office:value-type="string" calcext:value-type="string">
            <text:p>Promedio</text:p>
          </table:table-cell>
        </table:table-row>
        <table:table-row table:style-name="ro1">
          <table:table-cell office:value-type="string" calcext:value-type="string">
            <text:p>PLACES:cores|BIND:close</text:p>
          </table:table-cell>
          <table:table-cell office:value-type="string" calcext:value-type="string">
            <text:p>OPT-MAVX</text:p>
          </table:table-cell>
          <table:table-cell office:value-type="string" calcext:value-type="string">
            <text:p>4 threads</text:p>
          </table:table-cell>
          <table:table-cell office:value-type="float" office:value="55.164755" calcext:value-type="float">
            <text:p>55.164755</text:p>
          </table:table-cell>
          <table:table-cell office:value-type="float" office:value="50.039038" calcext:value-type="float">
            <text:p>50.039038</text:p>
          </table:table-cell>
          <table:table-cell office:value-type="float" office:value="50.483577" calcext:value-type="float">
            <text:p>50.483577</text:p>
          </table:table-cell>
          <table:table-cell office:value-type="float" office:value="45.096999" calcext:value-type="float">
            <text:p>45.096999</text:p>
          </table:table-cell>
          <table:table-cell office:value-type="float" office:value="48.052035" calcext:value-type="float">
            <text:p>48.052035</text:p>
          </table:table-cell>
          <table:table-cell table:formula="of:=AVERAGE([.D2:.H2])" office:value-type="float" office:value="49.7672808" calcext:value-type="float">
            <text:p>49.767280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50.311041" calcext:value-type="float">
            <text:p>50.311041</text:p>
          </table:table-cell>
          <table:table-cell office:value-type="float" office:value="47.90367" calcext:value-type="float">
            <text:p>47.90367</text:p>
          </table:table-cell>
          <table:table-cell office:value-type="float" office:value="45.883458" calcext:value-type="float">
            <text:p>45.883458</text:p>
          </table:table-cell>
          <table:table-cell office:value-type="float" office:value="48.125809" calcext:value-type="float">
            <text:p>48.125809</text:p>
          </table:table-cell>
          <table:table-cell office:value-type="float" office:value="44.554172" calcext:value-type="float">
            <text:p>44.554172</text:p>
          </table:table-cell>
          <table:table-cell table:formula="of:=AVERAGE([.D3:.H3])" office:value-type="float" office:value="47.35563" calcext:value-type="float">
            <text:p>47.3556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53.284862" calcext:value-type="float">
            <text:p>53.284862</text:p>
          </table:table-cell>
          <table:table-cell office:value-type="float" office:value="46.989302" calcext:value-type="float">
            <text:p>46.989302</text:p>
          </table:table-cell>
          <table:table-cell office:value-type="float" office:value="53.176114" calcext:value-type="float">
            <text:p>53.176114</text:p>
          </table:table-cell>
          <table:table-cell office:value-type="float" office:value="48.480686" calcext:value-type="float">
            <text:p>48.480686</text:p>
          </table:table-cell>
          <table:table-cell office:value-type="float" office:value="49.941107" calcext:value-type="float">
            <text:p>49.941107</text:p>
          </table:table-cell>
          <table:table-cell table:formula="of:=AVERAGE([.D4:.H4])" office:value-type="float" office:value="50.3744142" calcext:value-type="float">
            <text:p>50.3744142</text:p>
          </table:table-cell>
        </table:table-row>
        <table:table-row table:style-name="ro1">
          <table:table-cell office:value-type="string" calcext:value-type="string">
            <text:p>PLACES:cores|BIND:spread</text:p>
          </table:table-cell>
          <table:table-cell office:value-type="string" calcext:value-type="string">
            <text:p>OPT-MAVX</text:p>
          </table:table-cell>
          <table:table-cell office:value-type="string" calcext:value-type="string">
            <text:p>4 threads</text:p>
          </table:table-cell>
          <table:table-cell office:value-type="float" office:value="48.232855" calcext:value-type="float">
            <text:p>48.232855</text:p>
          </table:table-cell>
          <table:table-cell office:value-type="float" office:value="54.29517" calcext:value-type="float">
            <text:p>54.29517</text:p>
          </table:table-cell>
          <table:table-cell office:value-type="float" office:value="56.318733" calcext:value-type="float">
            <text:p>56.318733</text:p>
          </table:table-cell>
          <table:table-cell office:value-type="float" office:value="53.083858" calcext:value-type="float">
            <text:p>53.083858</text:p>
          </table:table-cell>
          <table:table-cell office:value-type="float" office:value="50.730274" calcext:value-type="float">
            <text:p>50.730274</text:p>
          </table:table-cell>
          <table:table-cell table:formula="of:=AVERAGE([.D5:.H5])" office:value-type="float" office:value="52.532178" calcext:value-type="float">
            <text:p>52.53217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50.886761" calcext:value-type="float">
            <text:p>50.886761</text:p>
          </table:table-cell>
          <table:table-cell office:value-type="float" office:value="52.073958" calcext:value-type="float">
            <text:p>52.073958</text:p>
          </table:table-cell>
          <table:table-cell office:value-type="float" office:value="55.852441" calcext:value-type="float">
            <text:p>55.852441</text:p>
          </table:table-cell>
          <table:table-cell office:value-type="float" office:value="51.053229" calcext:value-type="float">
            <text:p>51.053229</text:p>
          </table:table-cell>
          <table:table-cell office:value-type="float" office:value="53.848275" calcext:value-type="float">
            <text:p>53.848275</text:p>
          </table:table-cell>
          <table:table-cell table:formula="of:=AVERAGE([.D6:.H6])" office:value-type="float" office:value="52.7429328" calcext:value-type="float">
            <text:p>52.742932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51.955707" calcext:value-type="float">
            <text:p>51.955707</text:p>
          </table:table-cell>
          <table:table-cell office:value-type="float" office:value="47.596135" calcext:value-type="float">
            <text:p>47.596135</text:p>
          </table:table-cell>
          <table:table-cell office:value-type="float" office:value="50.880869" calcext:value-type="float">
            <text:p>50.880869</text:p>
          </table:table-cell>
          <table:table-cell office:value-type="float" office:value="51.381516" calcext:value-type="float">
            <text:p>51.381516</text:p>
          </table:table-cell>
          <table:table-cell office:value-type="float" office:value="47.319032" calcext:value-type="float">
            <text:p>47.319032</text:p>
          </table:table-cell>
          <table:table-cell table:formula="of:=AVERAGE([.D7:.H7])" office:value-type="float" office:value="49.8266518" calcext:value-type="float">
            <text:p>49.8266518</text:p>
          </table:table-cell>
        </table:table-row>
        <table:table-row table:style-name="ro1">
          <table:table-cell office:value-type="string" calcext:value-type="string">
            <text:p>PLACES:threads|BIND:false</text:p>
          </table:table-cell>
          <table:table-cell office:value-type="string" calcext:value-type="string">
            <text:p>OPT-MAVX</text:p>
          </table:table-cell>
          <table:table-cell office:value-type="string" calcext:value-type="string">
            <text:p>4 threads</text:p>
          </table:table-cell>
          <table:table-cell office:value-type="float" office:value="46.083886" calcext:value-type="float">
            <text:p>46.083886</text:p>
          </table:table-cell>
          <table:table-cell office:value-type="float" office:value="51.193205" calcext:value-type="float">
            <text:p>51.193205</text:p>
          </table:table-cell>
          <table:table-cell office:value-type="float" office:value="50.222627" calcext:value-type="float">
            <text:p>50.222627</text:p>
          </table:table-cell>
          <table:table-cell office:value-type="float" office:value="47.891135" calcext:value-type="float">
            <text:p>47.891135</text:p>
          </table:table-cell>
          <table:table-cell office:value-type="float" office:value="53.201883" calcext:value-type="float">
            <text:p>53.201883</text:p>
          </table:table-cell>
          <table:table-cell table:formula="of:=AVERAGE([.D8:.H8])" office:value-type="float" office:value="49.7185472" calcext:value-type="float">
            <text:p>49.718547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51.009572" calcext:value-type="float">
            <text:p>51.009572</text:p>
          </table:table-cell>
          <table:table-cell office:value-type="float" office:value="48.835461" calcext:value-type="float">
            <text:p>48.835461</text:p>
          </table:table-cell>
          <table:table-cell office:value-type="float" office:value="46.979365" calcext:value-type="float">
            <text:p>46.979365</text:p>
          </table:table-cell>
          <table:table-cell office:value-type="float" office:value="43.809498" calcext:value-type="float">
            <text:p>43.809498</text:p>
          </table:table-cell>
          <table:table-cell office:value-type="float" office:value="45.50307" calcext:value-type="float">
            <text:p>45.50307</text:p>
          </table:table-cell>
          <table:table-cell table:formula="of:=AVERAGE([.D9:.H9])" office:value-type="float" office:value="47.2273932" calcext:value-type="float">
            <text:p>47.227393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44.68696" calcext:value-type="float">
            <text:p>44.68696</text:p>
          </table:table-cell>
          <table:table-cell office:value-type="float" office:value="51.725011" calcext:value-type="float">
            <text:p>51.725011</text:p>
          </table:table-cell>
          <table:table-cell office:value-type="float" office:value="46.076885" calcext:value-type="float">
            <text:p>46.076885</text:p>
          </table:table-cell>
          <table:table-cell office:value-type="float" office:value="57.567796" calcext:value-type="float">
            <text:p>57.567796</text:p>
          </table:table-cell>
          <table:table-cell office:value-type="float" office:value="47.904493" calcext:value-type="float">
            <text:p>47.904493</text:p>
          </table:table-cell>
          <table:table-cell table:formula="of:=AVERAGE([.D10:.H10])" office:value-type="float" office:value="49.592229" calcext:value-type="float">
            <text:p>49.59222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03">00/00/0000</text:date>, <text:time style:data-style-name="N2" text:time-value="16:53:12.89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03T16:58:52.959000000</dc:date>
    <meta:editing-duration>PT34M18S</meta:editing-duration>
    <meta:editing-cycles>5</meta:editing-cycles>
    <meta:generator>LibreOffice/5.4.2.2$Windows_x86 LibreOffice_project/22b09f6418e8c2d508a9eaf86b2399209b0990f4</meta:generator>
    <meta:document-statistic meta:table-count="2" meta:cell-count="152" meta:object-count="0"/>
  </office:meta>
</office:document-meta>
</file>